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Used Base Metrics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Total Scoring</text:p>
          </table:table-cell>
          <table:table-cell table:style-name="ce1"/>
          <table:table-cell office:value-type="string" table:style-name="ce2">
            <text:p>Example Scoring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cess and Working Behaviour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ethodology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ppropriatenes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SUM([.B5];[.C5])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lidi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B6];[.C6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liabili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B7];[.C7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iterature Analys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th of Analysi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SUM([.B10];[.C10])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lity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SUM([.B11];[.C11])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nsperancy of Reference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SUM([.B12];[.C12])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hesis Report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ont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sistency of argumentation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SUM([.B16];[.C16])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iginality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SUM([.B17];[.C17])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tibution to knowledge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SUM([.B18];[.C18])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m Sty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ecision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SUM([.B21];[.C21])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llustration through figures and label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B22];[.C22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rectnes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SUM([.B23];[.C23])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urce Code Artifact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Usabil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arnabili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B27];[.C27])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derstandabili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B28];[.C28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rabili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B29];[.C29])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ing Standa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mment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SUM([.B32];[.C32])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ing Convention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SUM([.B33];[.C33])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rror Handling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SUM([.B34];[.C34])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Total Scoring</text:p>
          </table:table-cell>
          <table:table-cell office:value-type="float" office:value="54" table:formula="of:=SUM([.D5:.D34])" table:style-name="ce1">
            <text:p>54</text:p>
          </table:table-cell>
          <table:table-cell table:style-name="ce1"/>
          <table:table-cell office:value-type="float" office:value="33" table:formula="of:=SUM([.F5:.F34])" table:style-name="ce1">
            <text:p>33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malizing the score from 1.0 to 5.0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ample Score Achieved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nimum Score possibl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mum Score possible</text:p>
          </table:table-cell>
          <table:table-cell office:value-type="float" office:value="54" table:style-name="ce1">
            <text:p>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malized Score</text:p>
          </table:table-cell>
          <table:table-cell office:value-type="float" office:value="3.4444444444444446" table:formula="of:=(([.B41]-[.B42])/([.B43]-[.B42]))*(5-1)+1" table:style-name="ce1">
            <text:p>3,444444444</text:p>
          </table:table-cell>
          <table:table-cell table:number-columns-repeated="16382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Samuel Roy</meta:initial-creator>
    <dc:creator>Samuel Roy</dc:creator>
    <meta:creation-date>2019-05-02T13:05:01Z</meta:creation-date>
    <dc:date>2019-05-02T15:31:42Z</dc:date>
  </office:meta>
</office:document-meta>
</file>